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Version.ValidatorVersion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getHeaderComment( File 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writeLocaleSets( XmlModelWriter xw , Element element , Collection loca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Model.addFieldRuleForAllLocales( RuleInfo ruleInfo , Validator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Info.RuleInfo( String entityName , String fieldName , String fieldDisplayName , String fieldDisplayNam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Model.setEmpty( boolean 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writeToElement( XmlModelWriter xw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Model.writeXml( PrintWriter writer , File merge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alidationModel.setValidatorVersion( String validator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Info.getFieldDisplayNam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addFieldRule( RuleInfo ruleInfo , ValidatorRule rule , LocaleSet locale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ionModel.writeLocaleSets( XmlModelWriter xw ,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lidatorVersion.equals( ValidatorVersion v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Info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Info.getField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Info.getEnt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addFieldRule( RuleInfo ruleInfo , ValidatorRule rul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idationModel.getField( RuleInfo ruleInfo , LocaleSet local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leAdd.RuleAdd( RuleInfo ruleInfo , Validator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Model.hasFieldRule( RuleInfo ruleInfo , ValidatorRule rule , LocaleSet local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Model.writeLocaleSet( XmlModelWriter xw , Element element , LocaleSet locale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idationModel.getValidat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odel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